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Filled_20_Area">
      <style:graphic-properties fo:min-height="6.522cm" fo:min-width="24.9cm"/>
    </style:style>
    <style:style style:name="gr2" style:family="graphic" style:parent-style-name="standard">
      <style:graphic-properties draw:stroke="none" svg:stroke-color="#000000" draw:fill="none" draw:fill-color="#ffffff" fo:min-height="5.157cm"/>
    </style:style>
    <style:style style:name="gr3" style:family="graphic" style:parent-style-name="Filled_20_Area">
      <style:graphic-properties fo:min-height="2.925cm" fo:min-width="24.9cm"/>
    </style:style>
    <style:style style:name="gr4" style:family="graphic" style:parent-style-name="standard">
      <style:graphic-properties draw:stroke="none" svg:stroke-color="#000000" draw:fill="none" draw:fill-color="#ffffff" fo:min-height="2.285cm"/>
    </style:style>
    <style:style style:name="gr5" style:family="graphic" style:parent-style-name="Filled_20_Area">
      <style:graphic-properties fo:min-height="3.179cm" fo:min-width="24.9cm"/>
    </style:style>
    <style:style style:name="gr6" style:family="graphic" style:parent-style-name="standard">
      <style:graphic-properties draw:stroke="none" svg:stroke-color="#000000" draw:fill="none" draw:fill-color="#ffffff" fo:min-height="2.637cm"/>
    </style:style>
    <style:style style:name="gr7" style:family="graphic" style:parent-style-name="Filled_20_Area">
      <style:graphic-properties fo:min-height="2.671cm" fo:min-width="24.9cm"/>
    </style:style>
    <style:style style:name="gr8" style:family="graphic" style:parent-style-name="standard">
      <style:graphic-properties draw:stroke="none" svg:stroke-color="#000000" draw:fill="none" draw:fill-color="#ffffff" fo:min-height="2.083cm"/>
    </style:style>
    <style:style style:name="gr9" style:family="graphic" style:parent-style-name="Filled_20_Area">
      <style:graphic-properties fo:min-height="2.29cm" fo:min-width="24.9cm"/>
    </style:style>
    <style:style style:name="gr10" style:family="graphic" style:parent-style-name="standard">
      <style:graphic-properties draw:stroke="none" svg:stroke-color="#000000" draw:fill="none" draw:fill-color="#ffffff" fo:min-height="1.778cm"/>
    </style:style>
    <style:style style:name="gr11" style:family="graphic" style:parent-style-name="Filled_20_Area">
      <style:graphic-properties fo:min-height="2.586cm" fo:min-width="24.9cm"/>
    </style:style>
    <style:style style:name="gr12" style:family="graphic" style:parent-style-name="standard">
      <style:graphic-properties draw:stroke="none" svg:stroke-color="#000000" draw:fill="none" draw:fill-color="#ffffff" fo:min-height="2.291cm"/>
    </style:style>
    <style:style style:name="gr13" style:family="graphic" style:parent-style-name="Filled_20_Area">
      <style:graphic-properties draw:fill="solid" draw:fill-color="#47b8b8" fo:min-height="2.671cm" fo:min-width="24.9cm"/>
    </style:style>
    <style:style style:name="gr14" style:family="graphic" style:parent-style-name="standard">
      <style:graphic-properties draw:stroke="none" svg:stroke-color="#000000" draw:fill="solid" draw:fill-color="#47b8b8" fo:min-height="2.369cm"/>
    </style:style>
    <style:style style:name="gr15" style:family="graphic" style:parent-style-name="Filled_20_Area">
      <style:graphic-properties draw:fill="solid" draw:fill-color="#47b8b8" fo:min-height="2.631cm" fo:min-width="24.9cm"/>
    </style:style>
    <style:style style:name="gr16" style:family="graphic" style:parent-style-name="standard">
      <style:graphic-properties draw:stroke="none" svg:stroke-color="#000000" draw:fill="solid" draw:fill-color="#47b8b8" fo:min-height="2.333cm"/>
    </style:style>
    <style:style style:name="gr17" style:family="graphic" style:parent-style-name="Filled_20_Area">
      <style:graphic-properties draw:fill="solid" draw:fill-color="#47b8b8" fo:min-height="2.616cm" fo:min-width="24.9cm"/>
    </style:style>
    <style:style style:name="gr18" style:family="graphic" style:parent-style-name="standard">
      <style:graphic-properties draw:stroke="none" svg:stroke-color="#000000" draw:fill="solid" draw:fill-color="#47b8b8" fo:min-height="2.314cm"/>
    </style:style>
    <style:style style:name="gr19" style:family="graphic" style:parent-style-name="Filled_20_Area">
      <style:graphic-properties draw:fill="solid" draw:fill-color="#47b8b8" fo:min-height="2.29cm" fo:min-width="24.9cm"/>
    </style:style>
    <style:style style:name="gr20" style:family="graphic" style:parent-style-name="standard">
      <style:graphic-properties draw:stroke="none" svg:stroke-color="#000000" draw:fill="solid" draw:fill-color="#47b8b8" fo:min-height="2.027cm"/>
    </style:style>
    <style:style style:name="gr21" style:family="graphic" style:parent-style-name="standard">
      <style:graphic-properties draw:fill-color="#e6e6e6" draw:textarea-horizontal-align="justify" draw:textarea-vertical-align="middle" draw:auto-grow-height="false" fo:min-height="1.147cm" fo:min-width="3.437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179cm" fo:min-width="2.549cm"/>
    </style:style>
    <style:style style:name="gr23" style:family="graphic" style:parent-style-name="standard">
      <style:graphic-properties draw:fill-color="#e6e6e6" draw:textarea-horizontal-align="justify" draw:textarea-vertical-align="middle" draw:auto-grow-height="false" fo:min-height="1.158cm" fo:min-width="2.361cm"/>
    </style:style>
    <style:style style:name="gr24" style:family="graphic" style:parent-style-name="standard">
      <style:graphic-properties draw:fill-color="#e6e6e6" draw:textarea-horizontal-align="justify" draw:textarea-vertical-align="middle" draw:auto-grow-height="false" fo:min-height="1.179cm" fo:min-width="4.374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179cm" fo:min-width="5.343cm"/>
    </style:style>
    <style:style style:name="gr26" style:family="graphic" style:parent-style-name="Optional_20_Component">
      <style:graphic-properties draw:fill="solid" draw:fill-color="#e6e6e6" draw:auto-grow-height="false" fo:min-height="1.179cm" fo:min-width="4.653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179cm" fo:min-width="3.565cm"/>
    </style:style>
    <style:style style:name="gr28" style:family="graphic" style:parent-style-name="standard">
      <style:graphic-properties draw:fill-color="#e6e6e6" draw:textarea-horizontal-align="justify" draw:textarea-vertical-align="middle" draw:auto-grow-height="false" fo:min-height="1.179cm" fo:min-width="3.438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179cm" fo:min-width="4.835cm"/>
    </style:style>
    <style:style style:name="gr30" style:family="graphic" style:parent-style-name="standard">
      <style:graphic-properties draw:fill-color="#e6e6e6" draw:textarea-horizontal-align="justify" draw:textarea-vertical-align="middle" draw:auto-grow-height="false" fo:min-height="1.179cm" fo:min-width="4.327cm"/>
    </style:style>
    <style:style style:name="gr31" style:family="graphic" style:parent-style-name="standard">
      <style:graphic-properties draw:fill-color="#e6e6e6" draw:textarea-horizontal-align="justify" draw:textarea-vertical-align="middle" draw:auto-grow-height="false" fo:min-height="1.179cm" fo:min-width="3.946cm"/>
    </style:style>
    <style:style style:name="gr32" style:family="graphic" style:parent-style-name="standard">
      <style:graphic-properties draw:fill-color="#e6e6e6" draw:textarea-horizontal-align="justify" draw:textarea-vertical-align="middle" draw:auto-grow-height="false" fo:min-height="1.179cm" fo:min-width="3.692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text-properties fo:font-weight="bold"/>
    </style:style>
    <style:style style:name="P2" style:family="paragraph">
      <style:paragraph-properties fo:text-align="end"/>
      <style:text-properties fo:font-weight="bold"/>
    </style:style>
    <style:style style:name="P3" style:family="paragraph">
      <loext:graphic-properties draw:fill="none" draw:fill-color="#ffffff"/>
      <style:paragraph-properties fo:text-align="end"/>
      <style:text-properties fo:font-size="24pt" fo:font-weight="bold" style:font-size-asian="24pt" style:font-size-complex="24pt"/>
    </style:style>
    <style:style style:name="P4" style:family="paragraph">
      <loext:graphic-properties draw:fill="solid" draw:fill-color="#47b8b8"/>
      <style:text-properties fo:font-weight="bold"/>
    </style:style>
    <style:style style:name="P5" style:family="paragraph">
      <loext:graphic-properties draw:fill="solid" draw:fill-color="#47b8b8"/>
      <style:paragraph-properties fo:text-align="end"/>
      <style:text-properties fo:font-size="24pt" fo:font-weight="bold" style:font-size-asian="24pt" style:font-size-complex="24pt"/>
    </style:style>
    <style:style style:name="P6" style:family="paragraph">
      <style:paragraph-properties fo:text-align="center"/>
      <style:text-properties fo:color="#000000" fo:font-weight="normal"/>
    </style:style>
    <style:style style:name="P7" style:family="paragraph">
      <loext:graphic-properties draw:fill-color="#e6e6e6"/>
      <style:paragraph-properties fo:text-align="center"/>
      <style:text-properties fo:color="#000000" fo:font-weight="normal"/>
    </style:style>
    <style:style style:name="P8" style:family="paragraph">
      <style:text-properties fo:color="#000000" fo:font-weight="normal"/>
    </style:style>
    <style:style style:name="P9" style:family="paragraph">
      <loext:graphic-properties draw:fill="solid" draw:fill-color="#e6e6e6"/>
      <style:text-properties fo:color="#000000" fo:font-weight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Courier New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5.4cm" svg:height="6.772cm" svg:x="0cm" svg:y="13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5.969cm" svg:height="5.407cm" svg:x="19.304cm" svg:y="13.427cm">
            <draw:text-box>
              <text:p text:style-name="P2"><text:span text:style-name="T1">Graph Indexes</text:span></text:p>
            </draw:text-box>
          </draw:frame>
        </draw:g>
        <draw:g>
          <draw:custom-shape draw:style-name="gr3" draw:text-style-name="P1" draw:layer="layout" svg:width="25.4cm" svg:height="3.175cm" svg:x="0cm" svg:y="2.66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7.239cm" svg:height="2.535cm" svg:x="18.034cm" svg:y="2.836cm">
            <draw:text-box>
              <text:p text:style-name="P2"><text:span text:style-name="T1">Input </text:span><text:span text:style-name="T1">Files</text:span></text:p>
            </draw:text-box>
          </draw:frame>
        </draw:g>
        <draw:g>
          <draw:custom-shape draw:style-name="gr5" draw:text-style-name="P1" draw:layer="layout" svg:width="25.4cm" svg:height="3.429cm" svg:x="0cm" svg:y="28.32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8.128cm" svg:height="2.887cm" svg:x="17.145cm" svg:y="28.504cm">
            <draw:text-box>
              <text:p text:style-name="P2"><text:span text:style-name="T1">Aug</text:span><text:span text:style-name="T1">men</text:span><text:span text:style-name="T1">ted </text:span><text:span text:style-name="T1">Gra</text:span><text:span text:style-name="T1">ph </text:span><text:span text:style-name="T1">and </text:span><text:span text:style-name="T1">Pile</text:span><text:span text:style-name="T1">up</text:span></text:p>
            </draw:text-box>
          </draw:frame>
        </draw:g>
        <draw:g>
          <draw:custom-shape draw:style-name="gr7" draw:text-style-name="P1" draw:layer="layout" svg:width="25.4cm" svg:height="2.921cm" svg:x="0cm" svg:y="22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7.239cm" svg:height="2.333cm" svg:x="18.034cm" svg:y="22.888cm">
            <draw:text-box>
              <text:p text:style-name="P2"><text:span text:style-name="T1">Alignments</text:span></text:p>
            </draw:text-box>
          </draw:frame>
        </draw:g>
        <draw:g>
          <draw:custom-shape draw:style-name="gr9" draw:text-style-name="P1" draw:layer="layout" svg:width="25.4cm" svg:height="2.54cm" svg:x="0cm" svg:y="8.16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7.239cm" svg:height="2.139cm" svg:x="18.034cm" svg:y="8.302cm">
            <draw:text-box>
              <text:p text:style-name="P2"><text:span text:style-name="T1">Graph </text:span><text:span text:style-name="T1">Referen</text:span><text:span text:style-name="T1">ce</text:span></text:p>
            </draw:text-box>
          </draw:frame>
        </draw:g>
        <draw:g>
          <draw:custom-shape draw:style-name="gr11" draw:text-style-name="P1" draw:layer="layout" svg:width="25.4cm" svg:height="2.836cm" svg:x="0cm" svg:y="34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3" draw:layer="layout" svg:width="7.239cm" svg:height="2.541cm" svg:x="18.034cm" svg:y="34.823cm">
            <draw:text-box>
              <text:p text:style-name="P2"><text:span text:style-name="T1">Sample </text:span><text:span text:style-name="T1">Genotypes</text:span></text:p>
            </draw:text-box>
          </draw:frame>
        </draw:g>
        <draw:g>
          <draw:custom-shape draw:style-name="gr13" draw:text-style-name="P4" draw:layer="layout" svg:width="25.4cm" svg:height="2.921cm" svg:x="0cm" svg:y="3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5" draw:layer="layout" svg:width="6.223cm" svg:height="2.619cm" svg:x="19.05cm" svg:y="31.906cm">
            <draw:text-box>
              <text:p text:style-name="P2"><text:span text:style-name="T1">Variant Calling</text:span></text:p>
            </draw:text-box>
          </draw:frame>
        </draw:g>
        <draw:g>
          <draw:custom-shape draw:style-name="gr15" draw:text-style-name="P4" draw:layer="layout" svg:width="25.4cm" svg:height="2.881cm" svg:x="0cm" svg:y="25.5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5" draw:layer="layout" svg:width="8.636cm" svg:height="2.583cm" svg:x="16.637cm" svg:y="25.72cm">
            <draw:text-box>
              <text:p text:style-name="P2"><text:span text:style-name="T1">Graph Augmentation</text:span></text:p>
            </draw:text-box>
          </draw:frame>
        </draw:g>
        <draw:g>
          <draw:custom-shape draw:style-name="gr17" draw:text-style-name="P4" draw:layer="layout" svg:width="25.4cm" svg:height="2.866cm" svg:x="0cm" svg:y="1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5" draw:layer="layout" svg:width="5.842cm" svg:height="2.564cm" svg:x="19.431cm" svg:y="20.022cm">
            <draw:text-box>
              <text:p text:style-name="P2"><text:span text:style-name="T1">Read Alignment</text:span></text:p>
            </draw:text-box>
          </draw:frame>
        </draw:g>
        <draw:g>
          <draw:custom-shape draw:style-name="gr19" draw:text-style-name="P4" draw:layer="layout" svg:width="25.4cm" svg:height="2.54cm" svg:x="0cm" svg:y="10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5" draw:layer="layout" svg:width="8.636cm" svg:height="2.277cm" svg:x="16.637cm" svg:y="10.802cm">
            <draw:text-box>
              <text:p text:style-name="P2"><text:span text:style-name="T1">Indexing</text:span></text:p>
            </draw:text-box>
          </draw:frame>
        </draw:g>
        <draw:g>
          <draw:custom-shape draw:style-name="gr19" draw:text-style-name="P4" draw:layer="layout" svg:width="25.4cm" svg:height="2.54cm" svg:x="0cm" svg:y="5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5" draw:layer="layout" svg:width="7.747cm" svg:height="2.277cm" svg:x="17.526cm" svg:y="5.802cm">
            <draw:text-box>
              <text:p text:style-name="P2"><text:span text:style-name="T1">Graph Construction</text:span></text:p>
            </draw:text-box>
          </draw:frame>
        </draw:g>
        <draw:custom-shape draw:style-name="gr21" draw:text-style-name="P7" xml:id="id4" draw:id="id4" draw:layer="layout" svg:width="3.937cm" svg:height="1.397cm" svg:x="9.168cm" svg:y="6.247cm">
          <text:p text:style-name="P6">vg constru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7" xml:id="id6" draw:id="id6" draw:layer="layout" svg:width="3.048cm" svg:height="1.778cm" svg:x="9.612cm" svg:y="8.505cm">
          <text:p text:style-name="P6">graph.v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7" xml:id="id7" draw:id="id7" draw:layer="layout" svg:width="3.937cm" svg:height="1.397cm" svg:x="9.168cm" svg:y="11.144cm">
          <text:p text:style-name="P6">vg inde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7" xml:id="id9" draw:id="id9" draw:layer="layout" svg:width="2.86cm" svg:height="1.751cm" svg:x="7.315cm" svg:y="13.902cm">
          <text:p text:style-name="P6">graph.x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7" xml:id="id8" draw:id="id8" draw:layer="layout" svg:width="4.873cm" svg:height="1.778cm" svg:x="12.324cm" svg:y="13.902cm">
          <text:p text:style-name="P6">substrings.gcs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7" xml:id="id11" draw:id="id11" draw:layer="layout" svg:width="5.842cm" svg:height="1.778cm" svg:x="4.441cm" svg:y="16.99cm">
          <text:p text:style-name="P6">substrings.gcsa.lcp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6" draw:text-style-name="P9" xml:id="id10" draw:id="id10" draw:layer="layout" svg:width="5.152cm" svg:height="1.778cm" svg:x="12.38cm" svg:y="16.99cm">
          <text:p text:style-name="P8">haplotypes.gbw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7" xml:id="id5" draw:id="id5" draw:layer="layout" svg:width="4.064cm" svg:height="1.778cm" svg:x="11.506cm" svg:y="3.008cm">
          <text:p text:style-name="P6">variants.vc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8" draw:text-style-name="P7" xml:id="id3" draw:id="id3" draw:layer="layout" svg:width="3.937cm" svg:height="1.778cm" svg:x="6.934cm" svg:y="3.008cm">
          <text:p text:style-name="P6">reference.f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8" draw:text-style-name="P7" xml:id="id1" draw:id="id1" draw:layer="layout" svg:width="3.937cm" svg:height="1.778cm" svg:x="0.635cm" svg:y="3.008cm">
          <text:p text:style-name="P6">reads.fq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7" xml:id="id2" draw:id="id2" draw:layer="layout" svg:width="3.937cm" svg:height="1.397cm" svg:x="6.651cm" svg:y="20.478cm">
          <text:p text:style-name="P6">vg m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7" xml:id="id12" draw:id="id12" draw:layer="layout" svg:width="5.334cm" svg:height="1.778cm" svg:x="5.952cm" svg:y="23.092cm">
          <text:p text:style-name="P6">alignments.ga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7" xml:id="id13" draw:id="id13" draw:layer="layout" svg:width="3.937cm" svg:height="1.397cm" svg:x="6.651cm" svg:y="26.087cm">
          <text:p text:style-name="P6">vg aug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7" xml:id="id15" draw:id="id15" draw:layer="layout" svg:width="4.826cm" svg:height="1.778cm" svg:x="6.206cm" svg:y="29.101cm">
          <text:p text:style-name="P6">translation.tran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7" xml:id="id16" draw:id="id16" draw:layer="layout" svg:width="4.445cm" svg:height="1.778cm" svg:x="11.548cm" svg:y="29.101cm">
          <text:p text:style-name="P6">pileup.suppo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2" draw:text-style-name="P7" xml:id="id14" draw:id="id14" draw:layer="layout" svg:width="4.191cm" svg:height="1.778cm" svg:x="1.48cm" svg:y="29.101cm">
          <text:p text:style-name="P6">graph.aug.v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7" xml:id="id17" draw:id="id17" draw:layer="layout" svg:width="3.937cm" svg:height="1.397cm" svg:x="6.651cm" svg:y="32.596cm">
          <text:p text:style-name="P6">vg ca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7" xml:id="id18" draw:id="id18" draw:layer="layout" svg:width="4.191cm" svg:height="1.778cm" svg:x="6.524cm" svg:y="35.359cm">
          <text:p text:style-name="P6">calls.vcf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3" draw:text-style-name="P10" draw:layer="layout" svg:x1="2.604cm" svg:y1="4.681cm" svg:x2="6.651cm" svg:y2="21.177cm" draw:start-shape="id1" draw:start-glue-point="6" draw:end-shape="id2" draw:end-glue-point="5" svg:d="M2604 4681v16496h4047" svg:viewBox="0 0 4048 16497">
          <text:p/>
        </draw:connector>
        <draw:connector draw:style-name="gr33" draw:text-style-name="P10" draw:layer="layout" svg:x1="8.903cm" svg:y1="4.681cm" svg:x2="11.137cm" svg:y2="6.247cm" draw:start-shape="id3" draw:start-glue-point="6" draw:end-shape="id4" draw:end-glue-point="4" svg:d="M8903 4681v836h2234v730" svg:viewBox="0 0 2235 1567">
          <text:p/>
        </draw:connector>
        <draw:connector draw:style-name="gr33" draw:text-style-name="P10" draw:layer="layout" svg:x1="13.538cm" svg:y1="4.681cm" svg:x2="11.137cm" svg:y2="6.247cm" draw:start-shape="id5" draw:start-glue-point="6" draw:end-shape="id4" draw:end-glue-point="4" svg:d="M13538 4681v836h-2401v730" svg:viewBox="0 0 2402 1567">
          <text:p/>
        </draw:connector>
        <draw:connector draw:style-name="gr33" draw:text-style-name="P10" draw:layer="layout" svg:x1="11.137cm" svg:y1="7.644cm" svg:x2="11.136cm" svg:y2="8.505cm" draw:start-shape="id4" draw:start-glue-point="6" draw:end-shape="id6" draw:end-glue-point="4" svg:d="M11137 7644v431h-1v430" svg:viewBox="0 0 2 862">
          <text:p/>
        </draw:connector>
        <draw:connector draw:style-name="gr33" draw:text-style-name="P10" draw:layer="layout" svg:x1="11.136cm" svg:y1="10.178cm" svg:x2="11.137cm" svg:y2="11.144cm" draw:start-shape="id6" draw:start-glue-point="6" draw:end-shape="id7" draw:end-glue-point="4" svg:d="M11136 10178v536h1v430" svg:viewBox="0 0 2 967">
          <text:p/>
        </draw:connector>
        <draw:connector draw:style-name="gr33" draw:text-style-name="P10" draw:layer="layout" draw:line-skew="-0.141cm" svg:x1="11.137cm" svg:y1="12.541cm" svg:x2="14.761cm" svg:y2="13.902cm" draw:start-shape="id7" draw:start-glue-point="6" draw:end-shape="id8" draw:end-glue-point="4" svg:d="M11137 12541v540h3624v821" svg:viewBox="0 0 3625 1362">
          <text:p/>
        </draw:connector>
        <draw:connector draw:style-name="gr33" draw:text-style-name="P10" draw:layer="layout" draw:line-skew="-0.14cm" svg:x1="11.137cm" svg:y1="12.541cm" svg:x2="8.745cm" svg:y2="13.902cm" draw:start-shape="id7" draw:start-glue-point="6" draw:end-shape="id9" draw:end-glue-point="4" svg:d="M11137 12541v540h-2392v821" svg:viewBox="0 0 2393 1362">
          <text:p/>
        </draw:connector>
        <draw:connector draw:style-name="Optional_20_Component" draw:layer="layout" draw:line-skew="1.363cm" svg:x1="11.137cm" svg:y1="12.541cm" svg:x2="14.956cm" svg:y2="16.99cm" draw:start-shape="id7" draw:start-glue-point="6" draw:end-shape="id10" svg:d="M11137 12541v3588h3819v861" svg:viewBox="0 0 3820 4450">
          <text:p/>
        </draw:connector>
        <draw:connector draw:style-name="gr33" draw:text-style-name="P10" draw:layer="layout" draw:line-skew="1.363cm" svg:x1="11.137cm" svg:y1="12.541cm" svg:x2="7.362cm" svg:y2="16.99cm" draw:start-shape="id7" draw:start-glue-point="6" draw:end-shape="id11" svg:d="M11137 12541v3588h-3775v861" svg:viewBox="0 0 3776 4450">
          <text:p/>
        </draw:connector>
        <draw:connector draw:style-name="gr33" draw:text-style-name="P10" draw:layer="layout" draw:line-skew="-0.075cm -0.192cm" svg:x1="4.441cm" svg:y1="17.879cm" svg:x2="8.62cm" svg:y2="20.478cm" draw:start-shape="id11" draw:start-glue-point="5" draw:end-shape="id2" draw:end-glue-point="4" svg:d="M4441 17879h-601v1552h4780v1047" svg:viewBox="0 0 4781 2600">
          <text:p/>
        </draw:connector>
        <draw:connector draw:style-name="gr33" draw:text-style-name="P10" draw:layer="layout" draw:line-skew="-2.949cm 1.366cm" svg:x1="7.315cm" svg:y1="14.778cm" svg:x2="8.62cm" svg:y2="20.478cm" draw:start-shape="id9" draw:start-glue-point="5" draw:end-shape="id2" draw:end-glue-point="4" svg:d="M7315 14778h-3475v4653h4780v1047" svg:viewBox="0 0 4781 5701">
          <text:p/>
        </draw:connector>
        <draw:connector draw:style-name="gr33" draw:text-style-name="P10" draw:layer="layout" draw:line-skew="0.438cm 1.352cm" svg:x1="17.197cm" svg:y1="14.791cm" svg:x2="8.62cm" svg:y2="20.478cm" draw:start-shape="id8" draw:start-glue-point="7" draw:end-shape="id2" draw:end-glue-point="4" svg:d="M17197 14791h964v4640h-9541v1047" svg:viewBox="0 0 9542 5688">
          <text:p/>
        </draw:connector>
        <draw:connector draw:style-name="Optional_20_Component" draw:layer="layout" draw:line-skew="0.102cm -0.192cm" svg:x1="17.532cm" svg:y1="17.879cm" svg:x2="8.62cm" svg:y2="20.478cm" draw:start-shape="id10" draw:start-glue-point="7" draw:end-shape="id2" draw:end-glue-point="4" svg:d="M17532 17879h629v1552h-9541v1047" svg:viewBox="0 0 9542 2600">
          <text:p/>
        </draw:connector>
        <draw:connector draw:style-name="gr33" draw:text-style-name="P10" draw:layer="layout" svg:x1="8.62cm" svg:y1="21.875cm" svg:x2="8.619cm" svg:y2="23.092cm" draw:start-shape="id2" draw:start-glue-point="6" draw:end-shape="id12" draw:end-glue-point="4" svg:d="M8620 21875v609h-1v608" svg:viewBox="0 0 2 1218">
          <text:p/>
        </draw:connector>
        <draw:connector draw:style-name="gr33" draw:text-style-name="P10" draw:layer="layout" svg:x1="8.619cm" svg:y1="24.765cm" svg:x2="8.62cm" svg:y2="26.087cm" draw:start-shape="id12" draw:start-glue-point="6" draw:end-shape="id13" draw:end-glue-point="4" svg:d="M8619 24765v714h1v608" svg:viewBox="0 0 2 1323">
          <text:p/>
        </draw:connector>
        <draw:connector draw:style-name="gr33" draw:text-style-name="P10" draw:layer="layout" svg:x1="8.62cm" svg:y1="27.484cm" svg:x2="3.576cm" svg:y2="29.101cm" draw:start-shape="id13" draw:start-glue-point="6" draw:end-shape="id14" draw:end-glue-point="4" svg:d="M8620 27484v809h-5044v808" svg:viewBox="0 0 5045 1618">
          <text:p/>
        </draw:connector>
        <draw:connector draw:style-name="gr33" draw:text-style-name="P10" draw:layer="layout" svg:x1="8.62cm" svg:y1="27.484cm" svg:x2="8.619cm" svg:y2="29.101cm" draw:start-shape="id13" draw:start-glue-point="6" draw:end-shape="id15" draw:end-glue-point="4" svg:d="M8620 27484v809h-1v808" svg:viewBox="0 0 2 1618">
          <text:p/>
        </draw:connector>
        <draw:connector draw:style-name="gr33" draw:text-style-name="P10" draw:layer="layout" svg:x1="8.62cm" svg:y1="27.484cm" svg:x2="13.77cm" svg:y2="29.101cm" draw:start-shape="id13" draw:start-glue-point="6" draw:end-shape="id16" svg:d="M8620 27484v809h5150v808" svg:viewBox="0 0 5151 1618">
          <text:p/>
        </draw:connector>
        <draw:connector draw:style-name="gr33" draw:text-style-name="P10" draw:layer="layout" draw:line-skew="-0.242cm" svg:x1="3.576cm" svg:y1="30.774cm" svg:x2="8.619cm" svg:y2="32.596cm" draw:start-shape="id14" draw:start-glue-point="6" draw:end-shape="id17" svg:d="M3576 30774v722h5043v1100" svg:viewBox="0 0 5044 1823">
          <text:p/>
        </draw:connector>
        <draw:connector draw:style-name="gr33" draw:text-style-name="P10" draw:layer="layout" svg:x1="8.619cm" svg:y1="30.774cm" svg:x2="8.62cm" svg:y2="32.596cm" draw:start-shape="id15" draw:start-glue-point="6" draw:end-shape="id17" draw:end-glue-point="4" svg:d="M8619 30774v964h1v858" svg:viewBox="0 0 2 1823">
          <text:p/>
        </draw:connector>
        <draw:connector draw:style-name="gr33" draw:text-style-name="P10" draw:layer="layout" draw:line-skew="-0.242cm" svg:x1="13.771cm" svg:y1="30.774cm" svg:x2="8.619cm" svg:y2="32.596cm" draw:start-shape="id16" draw:start-glue-point="6" draw:end-shape="id17" svg:d="M13771 30774v722h-5152v1100" svg:viewBox="0 0 5153 1823">
          <text:p/>
        </draw:connector>
        <draw:connector draw:style-name="gr33" draw:text-style-name="P10" draw:layer="layout" svg:x1="8.62cm" svg:y1="33.993cm" svg:x2="8.62cm" svg:y2="35.359cm" draw:start-shape="id17" draw:start-glue-point="6" draw:end-shape="id18" draw:end-glue-point="4" svg:d="M8620 33993v1366" svg:viewBox="0 0 1 1367">
          <text:p/>
        </draw:connector>
        <draw:connector draw:style-name="Optional_20_Component" draw:layer="layout" svg:x1="15.57cm" svg:y1="3.897cm" svg:x2="13.105cm" svg:y2="11.843cm" draw:start-shape="id5" draw:start-glue-point="7" draw:end-shape="id7" draw:end-glue-point="7" svg:d="M15570 3897h527v7946h-2992" svg:viewBox="0 0 2993 7947">
          <text:p/>
        </draw:connector>
        <draw:frame draw:style-name="gr34" draw:text-style-name="P12" draw:layer="layout" svg:width="23.241cm" svg:height="1.905cm" svg:x="1.08cm" svg:y="0.508cm">
          <draw:text-box>
            <text:p text:style-name="P11"><text:span text:style-name="T2">The </text:span><text:span text:style-name="T3">vg</text:span><text:span text:style-name="T2"> Graph Genomics Pipe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ptional_20_Component" style:display-name="Optional Component" style:family="graphic" style:parent-style-name="objectwithoutfill">
      <style:graphic-properties draw:stroke="dash" draw:stroke-dash="Dashed_20__28_var_29_" draw:marker-end="Arrow" draw:marker-end-width="0.3cm" draw:fill="none" draw:fill-gradient-name="Gradient_20_7" draw:fill-hatch-name="Hatching_20_1" draw:fill-image-name="Bitmap_20_1" draw:textarea-vertical-align="middle"/>
      <style:paragraph-properties fo:text-align="center"/>
    </style:style>
    <style:style style:name="Filled_20_Area" style:display-name="Filled Area" style:family="graphic" style:parent-style-name="standard">
      <style:graphic-properties draw:stroke="none" draw:fill-color="#99ccff" draw:textarea-horizontal-align="justify" draw:textarea-vertical-align="middle" draw:auto-grow-height="false" fo:min-height="2.136cm" fo:min-width="24.9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5.4cm" fo:page-height="37.465cm" style:print-orientation="portrait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0:02:10.729597842</meta:creation-date>
    <meta:editing-duration>PT1H9M32S</meta:editing-duration>
    <meta:editing-cycles>26</meta:editing-cycles>
    <meta:generator>LibreOffice/5.1.6.2$Linux_X86_64 LibreOffice_project/10m0$Build-2</meta:generator>
    <meta:initial-creator>Adam Novak</meta:initial-creator>
    <dc:date>2018-10-26T11:34:54.507461662</dc:date>
    <dc:creator>Adam Novak</dc:creator>
    <meta:document-statistic meta:object-count="75"/>
  </office:meta>
</office:document-meta>
</file>